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tyQuery.getQue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Query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Query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Query.QualityQuery( String queryID , Map nameVal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lityQuery.compareTo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